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21:29:57.389771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29T21:33:03.515983757</dc:date>
    <meta:editing-duration>P3DT2H45M</meta:editing-duration>
    <meta:editing-cycles>253</meta:editing-cycles>
    <meta:generator>LibreOffice/5.2.3.1$Linux_X86_64 LibreOffice_project/20m0$Build-1</meta:generator>
    <meta:document-statistic meta:table-count="1" meta:cell-count="3277" meta:object-count="0"/>
  </office:meta>
</office:document-meta>
</file>